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</text:p>
      <text:p text:style-name="Standard">#include &lt;iostream&gt;</text:p>
      <text:p text:style-name="Standard">using namespace std;</text:p>
      <text:p text:style-name="Standard">int main()</text:p>
      <text:p text:style-name="Standard">{</text:p>
      <text:p text:style-name="Standard"><text:s text:c="4"/>char a;</text:p>
      <text:p text:style-name="Standard"><text:s text:c="4"/>a = 89456;</text:p>
      <text:p text:style-name="Standard"><text:s text:c="4"/>cout &lt;&lt; "la variabile a ha valore: " &lt;&lt; a &lt;&lt; endl;</text:p>
      <text:p text:style-name="Standard"><text:s text:c="4"/>return 0;</text:p>
      <text:p text:style-name="Standard">}</text:p>
      <text:p text:style-name="Standard"/>
      <text:p text:style-name="Standard">2</text:p>
      <text:p text:style-name="Standard">#include &lt;iostream&gt;</text:p>
      <text:p text:style-name="Standard">using namespace std;</text:p>
      <text:p text:style-name="Standard">int main()</text:p>
      <text:p text:style-name="Standard">{</text:p>
      <text:p text:style-name="Standard"><text:s text:c="3"/>char16_t a;</text:p>
      <text:p text:style-name="Standard"><text:s text:c="4"/>a = 89456;</text:p>
      <text:p text:style-name="Standard"><text:s text:c="5"/>cout &lt;&lt; "la variabile a ha valore: " &lt;&lt; a &lt;&lt; endl;</text:p>
      <text:p text:style-name="Standard"><text:s text:c="4"/>return 0;</text:p>
      <text:p text:style-name="Standard">}</text:p>
      <text:p text:style-name="Standard"/>
      <text:p text:style-name="Standard">3</text:p>
      <text:p text:style-name="Standard">#include &lt;iostream&gt;</text:p>
      <text:p text:style-name="Standard">using namespace std;</text:p>
      <text:p text:style-name="Standard">int main()</text:p>
      <text:p text:style-name="Standard">{</text:p>
      <text:p text:style-name="Standard"><text:s text:c="4"/>char32_t a;</text:p>
      <text:p text:style-name="Standard"><text:s text:c="4"/>a = 89456;</text:p>
      <text:p text:style-name="Standard"><text:s text:c="5"/>cout &lt;&lt; "la variabile a ha valore: " &lt;&lt; a &lt;&lt; endl;</text:p>
      <text:p text:style-name="Standard"><text:s text:c="4"/>return 0;</text:p>
      <text:p text:style-name="Standard">}</text:p>
      <text:p text:style-name="Standard"/>
      <text:p text:style-name="Standard">4</text:p>
      <text:p text:style-name="Standard">#include &lt;iostream&gt;</text:p>
      <text:p text:style-name="Standard">using namespace std;</text:p>
      <text:p text:style-name="Standard">int main()</text:p>
      <text:p text:style-name="Standard">{</text:p>
      <text:p text:style-name="Standard"><text:s text:c="4"/>wchar_t a;</text:p>
      <text:p text:style-name="Standard"><text:s text:c="4"/>a = 89456;</text:p>
      <text:p text:style-name="Standard"><text:s text:c="5"/>cout &lt;&lt; "la variabile a ha valore: " &lt;&lt; a &lt;&lt; endl;</text:p>
      <text:p text:style-name="Standard"><text:s text:c="4"/>return 0;</text:p>
      <text:p text:style-name="Standard">}</text:p>
      <text:p text:style-name="Standard"/>
      <text:p text:style-name="Standard">5</text:p>
      <text:p text:style-name="Standard">#include &lt;iostream&gt;</text:p>
      <text:p text:style-name="Standard">using namespace std;</text:p>
      <text:p text:style-name="Standard">int main()</text:p>
      <text:p text:style-name="Standard">{</text:p>
      <text:p text:style-name="Standard"><text:s text:c="4"/>signed char a;</text:p>
      <text:p text:style-name="Standard"><text:s text:c="4"/>a = 89456;</text:p>
      <text:p text:style-name="Standard"><text:s text:c="4"/>cout &lt;&lt; "la variabile a ha valore: " &lt;&lt; a &lt;&lt; endl;</text:p>
      <text:p text:style-name="Standard"><text:soft-page-break/><text:s text:c="4"/>return 0;</text:p>
      <text:p text:style-name="Standard">}</text:p>
      <text:p text:style-name="Standard"/>
      <text:p text:style-name="Standard">6</text:p>
      <text:p text:style-name="Standard">#include &lt;iostream&gt;</text:p>
      <text:p text:style-name="Standard">using namespace std;</text:p>
      <text:p text:style-name="Standard">int main()</text:p>
      <text:p text:style-name="Standard">{</text:p>
      <text:p text:style-name="Standard"><text:s text:c="4"/>signed short int a;</text:p>
      <text:p text:style-name="Standard"><text:s text:c="4"/>a = 89456;</text:p>
      <text:p text:style-name="Standard"><text:s text:c="5"/>cout &lt;&lt; "la variabile a ha valore: " &lt;&lt; a &lt;&lt; endl;</text:p>
      <text:p text:style-name="Standard"><text:s text:c="4"/>return 0;</text:p>
      <text:p text:style-name="Standard">}</text:p>
      <text:p text:style-name="Standard"/>
      <text:p text:style-name="Standard">7</text:p>
      <text:p text:style-name="Standard">#include &lt;iostream&gt;</text:p>
      <text:p text:style-name="Standard">using namespace std;</text:p>
      <text:p text:style-name="Standard">int main()</text:p>
      <text:p text:style-name="Standard">{</text:p>
      <text:p text:style-name="Standard"><text:s text:c="4"/>signed int a;</text:p>
      <text:p text:style-name="Standard"><text:s text:c="4"/>a = 89456;</text:p>
      <text:p text:style-name="Standard"><text:s text:c="5"/>cout &lt;&lt; "la variabile a ha valore: " &lt;&lt; a &lt;&lt; endl;</text:p>
      <text:p text:style-name="Standard"><text:s text:c="4"/>return 0;</text:p>
      <text:p text:style-name="Standard">}</text:p>
      <text:p text:style-name="Standard"/>
      <text:p text:style-name="Standard">8</text:p>
      <text:p text:style-name="Standard">#include &lt;iostream&gt;</text:p>
      <text:p text:style-name="Standard">using namespace std;</text:p>
      <text:p text:style-name="Standard">int main()</text:p>
      <text:p text:style-name="Standard">{</text:p>
      <text:p text:style-name="Standard"><text:s text:c="4"/>signed long int a;</text:p>
      <text:p text:style-name="Standard"><text:s text:c="4"/>a = 89456;</text:p>
      <text:p text:style-name="Standard"><text:s text:c="5"/>cout &lt;&lt; "la variabile a ha valore: " &lt;&lt; a &lt;&lt; endl;</text:p>
      <text:p text:style-name="Standard"><text:s text:c="4"/>return 0;</text:p>
      <text:p text:style-name="Standard">}</text:p>
      <text:p text:style-name="Standard"/>
      <text:p text:style-name="Standard">9</text:p>
      <text:p text:style-name="Standard">#include &lt;iostream&gt;</text:p>
      <text:p text:style-name="Standard">using namespace std;</text:p>
      <text:p text:style-name="Standard">int main()</text:p>
      <text:p text:style-name="Standard">{</text:p>
      <text:p text:style-name="Standard"><text:s text:c="3"/>signed long long int a;</text:p>
      <text:p text:style-name="Standard"><text:s text:c="4"/>a = 89456;</text:p>
      <text:p text:style-name="Standard"><text:s text:c="5"/>cout &lt;&lt; "la variabile a ha valore: " &lt;&lt; a &lt;&lt; endl;</text:p>
      <text:p text:style-name="Standard"><text:s text:c="4"/>return 0;</text:p>
      <text:p text:style-name="Standard">}</text:p>
      <text:p text:style-name="Standard"/>
      <text:p text:style-name="Standard">10</text:p>
      <text:p text:style-name="Standard">#include &lt;iostream&gt;</text:p>
      <text:p text:style-name="Standard">using namespace std;</text:p>
      <text:p text:style-name="Standard">int main()</text:p>
      <text:p text:style-name="Standard">{</text:p>
      <text:p text:style-name="Standard"><text:soft-page-break/><text:s text:c="4"/>unsigned char a;</text:p>
      <text:p text:style-name="Standard"><text:s text:c="4"/>a = 89456;</text:p>
      <text:p text:style-name="Standard"><text:s text:c="5"/>cout &lt;&lt; "la variabile a ha valore: " &lt;&lt; a &lt;&lt; endl;</text:p>
      <text:p text:style-name="Standard"><text:s text:c="3"/>return 0;</text:p>
      <text:p text:style-name="Standard">}</text:p>
      <text:p text:style-name="Standard"/>
      <text:p text:style-name="Standard">11</text:p>
      <text:p text:style-name="Standard">#include &lt;iostream&gt;</text:p>
      <text:p text:style-name="Standard">using namespace std;</text:p>
      <text:p text:style-name="Standard">int main()</text:p>
      <text:p text:style-name="Standard">{</text:p>
      <text:p text:style-name="Standard"><text:s text:c="4"/>short int a;</text:p>
      <text:p text:style-name="Standard"><text:s text:c="4"/>a = 89456;</text:p>
      <text:p text:style-name="Standard"><text:s text:c="5"/>cout &lt;&lt; "la variabile a ha valore: " &lt;&lt; a &lt;&lt; endl;</text:p>
      <text:p text:style-name="Standard"><text:s text:c="4"/>return 0;</text:p>
      <text:p text:style-name="Standard">}</text:p>
      <text:p text:style-name="Standard"/>
      <text:p text:style-name="Standard">12</text:p>
      <text:p text:style-name="Standard">#include &lt;iostream&gt;</text:p>
      <text:p text:style-name="Standard">using namespace std;</text:p>
      <text:p text:style-name="Standard">int main()</text:p>
      <text:p text:style-name="Standard">{</text:p>
      <text:p text:style-name="Standard"><text:s text:c="4"/>unsigned int a;</text:p>
      <text:p text:style-name="Standard"><text:s text:c="4"/>a = 89456;</text:p>
      <text:p text:style-name="Standard"><text:s text:c="5"/>cout &lt;&lt; "la variabile a ha valore: " &lt;&lt; a &lt;&lt; endl;</text:p>
      <text:p text:style-name="Standard"><text:s text:c="4"/>return 0;</text:p>
      <text:p text:style-name="Standard">}</text:p>
      <text:p text:style-name="Standard"/>
      <text:p text:style-name="Standard">13</text:p>
      <text:p text:style-name="Standard">#include &lt;iostream&gt;</text:p>
      <text:p text:style-name="Standard">using namespace std;</text:p>
      <text:p text:style-name="Standard">int main(){</text:p>
      <text:p text:style-name="Standard"><text:s text:c="4"/>unsigned long int a;</text:p>
      <text:p text:style-name="Standard"><text:s text:c="2"/>a = 89456;</text:p>
      <text:p text:style-name="Standard"><text:s text:c="5"/>cout &lt;&lt; "la variabile a ha valore: " &lt;&lt; a &lt;&lt; endl;</text:p>
      <text:p text:style-name="Standard"><text:s text:c="4"/>return 0;</text:p>
      <text:p text:style-name="Standard">}</text:p>
      <text:p text:style-name="Standard"/>
      <text:p text:style-name="Standard">14</text:p>
      <text:p text:style-name="Standard">#include &lt;iostream&gt;</text:p>
      <text:p text:style-name="Standard">using namespace std;</text:p>
      <text:p text:style-name="Standard">int main()</text:p>
      <text:p text:style-name="Standard">{</text:p>
      <text:p text:style-name="Standard"><text:s text:c="4"/>unsigned long long int a;</text:p>
      <text:p text:style-name="Standard"><text:s text:c="4"/>a = 89456;</text:p>
      <text:p text:style-name="Standard"><text:s text:c="5"/>cout &lt;&lt; "la variabile a ha valore: " &lt;&lt; a &lt;&lt; endl;</text:p>
      <text:p text:style-name="Standard"><text:s text:c="4"/>return 0;</text:p>
      <text:p text:style-name="Standard">}</text:p>
      <text:p text:style-name="Standard"/>
      <text:p text:style-name="Standard">15#include &lt;iostream&gt;</text:p>
      <text:p text:style-name="Standard">using namespace std;</text:p>
      <text:p text:style-name="Standard">int main()</text:p>
      <text:p text:style-name="Standard"><text:soft-page-break/>{</text:p>
      <text:p text:style-name="Standard"><text:s text:c="4"/>float a;</text:p>
      <text:p text:style-name="Standard"><text:s text:c="4"/>a = 89456;</text:p>
      <text:p text:style-name="Standard"><text:s text:c="5"/>cout &lt;&lt; "la variabile a ha valore: " &lt;&lt; a &lt;&lt; endl;</text:p>
      <text:p text:style-name="Standard"><text:s text:c="4"/>return 0;</text:p>
      <text:p text:style-name="Standard">}</text:p>
      <text:p text:style-name="Standard"/>
      <text:p text:style-name="Standard">16</text:p>
      <text:p text:style-name="Standard">#include &lt;iostream&gt;</text:p>
      <text:p text:style-name="Standard">using namespace std;</text:p>
      <text:p text:style-name="Standard"/>
      <text:p text:style-name="Standard">int main(){</text:p>
      <text:p text:style-name="Standard"><text:s text:c="4"/>double a;</text:p>
      <text:p text:style-name="Standard"><text:s text:c="4"/>a = 89456;</text:p>
      <text:p text:style-name="Standard"><text:s text:c="5"/>cout &lt;&lt; "la variabile a ha valore: " &lt;&lt; a &lt;&lt; endl;</text:p>
      <text:p text:style-name="Standard"><text:s text:c="4"/>return 0;</text:p>
      <text:p text:style-name="Standard">}</text:p>
      <text:p text:style-name="Standard"/>
      <text:p text:style-name="Standard">17</text:p>
      <text:p text:style-name="Standard">#include &lt;iostream&gt;</text:p>
      <text:p text:style-name="Standard">using namespace std;</text:p>
      <text:p text:style-name="Standard">int main()</text:p>
      <text:p text:style-name="Standard">{</text:p>
      <text:p text:style-name="Standard"><text:s text:c="4"/>long double a;</text:p>
      <text:p text:style-name="Standard"><text:s text:c="4"/>a = 89456;</text:p>
      <text:p text:style-name="Standard"><text:s text:c="5"/>cout &lt;&lt; "la variabile a ha valore: " &lt;&lt; a &lt;&lt; endl;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iara Gagetta</meta:initial-creator>
    <meta:creation-date>2017-04-10T16:06:27.79</meta:creation-date>
    <meta:document-statistic meta:table-count="0" meta:image-count="0" meta:object-count="0" meta:page-count="4" meta:paragraph-count="167" meta:word-count="523" meta:character-count="2742"/>
    <dc:date>2017-04-10T16:54:06.42</dc:date>
    <dc:creator>Chiara Gagetta</dc:creator>
    <meta:editing-duration>PT00H14M56S</meta:editing-duration>
    <meta:editing-cycles>1</meta:editing-cycles>
    <meta:generator>OpenOffice.org/3.0$Win32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